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198ef" officeooo:paragraph-rsid="001198ef" loext:padding="0in" loext:border="none"/>
    </style:style>
    <style:style style:name="P2" style:family="paragraph" style:parent-style-name="Standard">
      <style:text-properties officeooo:paragraph-rsid="001089de"/>
    </style:style>
    <style:style style:name="P3" style:family="paragraph" style:parent-style-name="Standard">
      <style:paragraph-properties fo:text-align="justify" style:justify-single-word="false"/>
      <style:text-properties officeooo:paragraph-rsid="001089d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loext:padding="0in" loext:border="none"/>
    </style:style>
    <style:style style:name="P6" style:family="paragraph" style:parent-style-name="Standard">
      <style:paragraph-properties fo:text-align="center" style:justify-single-word="false"/>
      <style:text-properties officeooo:rsid="001198ef" officeooo:paragraph-rsid="001198ef" loext:padding="0in" loext:border="none"/>
    </style:style>
    <style:style style:name="P7" style:family="paragraph" style:parent-style-name="Standard">
      <style:paragraph-properties fo:text-align="start" style:justify-single-word="false"/>
      <style:text-properties officeooo:rsid="001198ef" officeooo:paragraph-rsid="001198ef" loext:padding="0in" loext:border="none"/>
    </style:style>
    <style:style style:name="T1" style:family="text">
      <style:text-properties officeooo:rsid="001089de"/>
    </style:style>
    <style:style style:name="T2" style:family="text">
      <style:text-properties officeooo:rsid="00119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tab/><text:tab/><text:tab/><text:tab/><text:tab/><text:span text:style-name="T1">Tutorial instalação Volta</text:span></text:p>
      <text:p text:style-name="P2">// Instalar o Volta</text:p>
      <text:p text:style-name="P2"/>
      <text:p text:style-name="Standard">curl https://get.volta.sh | bash</text:p>
      <text:p text:style-name="Standard"/>
      <text:p text:style-name="Standard">// <text:span text:style-name="T1">Utilize estes comandos linha por linha para instalar as tecnologias</text:span></text:p>
      <text:p text:style-name="Standard"/>
      <text:p text:style-name="Standard">volta install node@2<text:span text:style-name="T1">0.11.1</text:span></text:p>
      <text:p text:style-name="Standard">volta install <text:a xlink:type="simple" xlink:href="mailto:npm@9.8.0" text:style-name="Internet_20_link" text:visited-style-name="Visited_20_Internet_20_Link">npm@</text:a><text:a xlink:type="simple" xlink:href="mailto:npm@9.8.0" text:style-name="Internet_20_link" text:visited-style-name="Visited_20_Internet_20_Link"><text:span text:style-name="T1">10</text:span></text:a><text:a xlink:type="simple" xlink:href="mailto:npm@9.8.0" text:style-name="Internet_20_link" text:visited-style-name="Visited_20_Internet_20_Link">.</text:a><text:a xlink:type="simple" xlink:href="mailto:npm@9.8.0" text:style-name="Internet_20_link" text:visited-style-name="Visited_20_Internet_20_Link"><text:span text:style-name="T1">4</text:span></text:a><text:a xlink:type="simple" xlink:href="mailto:npm@9.8.0" text:style-name="Internet_20_link" text:visited-style-name="Visited_20_Internet_20_Link">.0</text:a></text:p>
      <text:p text:style-name="Standard"/>
      <text:p text:style-name="P4"><text:span text:style-name="T1">Tutorial de configuração do aplicativo</text:span></text:p>
      <text:p text:style-name="P5"/>
      <text:p text:style-name="P5">// <text:span text:style-name="T2">No diretorio que desejar utilize este comando para criar um projeto next</text:span></text:p>
      <text:p text:style-name="P5"/>
      <text:p text:style-name="P5">npx <text:a xlink:type="simple" xlink:href="mailto:create-next-app@14.1.0" text:style-name="Internet_20_link" text:visited-style-name="Visited_20_Internet_20_Link">create-next-app@</text:a><text:a xlink:type="simple" xlink:href="mailto:create-next-app@14.1.0" text:style-name="Internet_20_link" text:visited-style-name="Visited_20_Internet_20_Link"><text:span text:style-name="T2">14.1.0</text:span></text:a></text:p>
      <text:p text:style-name="P5"/>
      <text:p text:style-name="P6">Tutorial de configuração da tecnologia backend</text:p>
      <text:p text:style-name="P7"/>
      <text:p text:style-name="P7">// No diretorio da aplicação next utilize este comando para instalar o nest</text:p>
      <text:p text:style-name="P7"/>
      <text:p text:style-name="P1"><text:span text:style-name="Source_20_Text">npm i -g @nestjs/cli</text:span>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1:03:50.790137776</meta:creation-date>
    <meta:generator>LibreOffice/7.3.7.2$Linux_X86_64 LibreOffice_project/30$Build-2</meta:generator>
    <dc:date>2024-02-27T21:30:23.458395508</dc:date>
    <meta:editing-duration>PT4M13S</meta:editing-duration>
    <meta:editing-cycles>1</meta:editing-cycles>
    <meta:document-statistic meta:table-count="0" meta:image-count="0" meta:object-count="0" meta:page-count="1" meta:paragraph-count="12" meta:word-count="71" meta:character-count="482" meta:non-whitespace-character-count="417"/>
  </office:meta>
</office:document-meta>
</file>